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mpiler.getOutpu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mpiler.TestCompiler( JavaCompiler compiler , Path temp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ompilationTask.TestCompilationTask( JavaCompiler . Compilation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mpilationTask.call( Processor ... process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mpiler.getTask( String ... 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mpiler.getSource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mpiler.getTask( Class &lt; ? &gt; ...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mpiler.getFil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mpiler.getTask( Iterable &lt; ? extends JavaFileObject &gt; javaFile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mpiler.getJavaFileObjects( String ... 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ompiler.sourcePathFor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mpiler.TestCompiler( Path te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